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2024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9832" calcext:value-type="float">
            <text:p>57.32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202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4864" calcext:value-type="float">
            <text:p>57.20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202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0272" calcext:value-type="float">
            <text:p>57.04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2021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4072" calcext:value-type="float">
            <text:p>56.96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2020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6808" calcext:value-type="float">
            <text:p>56.75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2019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1464" calcext:value-type="float">
            <text:p>56.67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201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6872" calcext:value-type="float">
            <text:p>56.50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2016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4576" calcext:value-type="float">
            <text:p>56.4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201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7792" calcext:value-type="float">
            <text:p>56.24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2014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6728" calcext:value-type="float">
            <text:p>56.11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2014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7376" calcext:value-type="float">
            <text:p>55.96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201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3744" calcext:value-type="float">
            <text:p>55.86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2012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5728" calcext:value-type="float">
            <text:p>55.73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201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2009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7024" calcext:value-type="float">
            <text:p>55.43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200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6816" calcext:value-type="float">
            <text:p>55.29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200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0992" calcext:value-type="float">
            <text:p>55.18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2007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9072" calcext:value-type="float">
            <text:p>55.05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2006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3624" calcext:value-type="float">
            <text:p>54.90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200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2184" calcext:value-type="float">
            <text:p>54.81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200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2104" calcext:value-type="float">
            <text:p>54.17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200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3608" calcext:value-type="float">
            <text:p>54.01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2001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2000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4048" calcext:value-type="float">
            <text:p>53.72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199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199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2776" calcext:value-type="float">
            <text:p>53.45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1997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0752" calcext:value-type="float">
            <text:p>53.26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199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8456" calcext:value-type="float">
            <text:p>53.17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199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996" calcext:value-type="float">
            <text:p>53.01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199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1568" calcext:value-type="float">
            <text:p>52.93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199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1256" calcext:value-type="float">
            <text:p>52.72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199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2864" calcext:value-type="float">
            <text:p>52.63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1991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7416" calcext:value-type="float">
            <text:p>52.47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1990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89024" calcext:value-type="float">
            <text:p>52.38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198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232" calcext:value-type="float">
            <text:p>52.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1988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1987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44016" calcext:value-type="float">
            <text:p>51.94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198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976" calcext:value-type="float">
            <text:p>51.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6" meta:object-count="0"/>
    <meta:user-defined meta:name="AppVersion">3.0</meta:user-defined>
  </office:meta>
</office:document-meta>
</file>